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f5ba" officeooo:paragraph-rsid="000df5ba"/>
    </style:style>
    <style:style style:name="P2" style:family="paragraph" style:parent-style-name="Standard">
      <style:text-properties officeooo:rsid="000df5ba" officeooo:paragraph-rsid="0016829a"/>
    </style:style>
    <style:style style:name="P3" style:family="paragraph" style:parent-style-name="Standard">
      <style:text-properties officeooo:rsid="000ed0ab" officeooo:paragraph-rsid="000ed0ab"/>
    </style:style>
    <style:style style:name="P4" style:family="paragraph" style:parent-style-name="Standard">
      <style:text-properties officeooo:rsid="000fd8ca" officeooo:paragraph-rsid="000fd8ca"/>
    </style:style>
    <style:style style:name="P5" style:family="paragraph" style:parent-style-name="Standard">
      <style:text-properties officeooo:rsid="000fd8ca" officeooo:paragraph-rsid="0012b9e1"/>
    </style:style>
    <style:style style:name="P6" style:family="paragraph" style:parent-style-name="Standard">
      <style:text-properties officeooo:rsid="0017e017" officeooo:paragraph-rsid="0017e017"/>
    </style:style>
    <style:style style:name="P7" style:family="paragraph" style:parent-style-name="Standard">
      <style:text-properties officeooo:rsid="0017e017" officeooo:paragraph-rsid="001886cd"/>
    </style:style>
    <style:style style:name="P8" style:family="paragraph" style:parent-style-name="Standard">
      <style:paragraph-properties fo:break-before="page"/>
      <style:text-properties officeooo:rsid="000fd8ca" officeooo:paragraph-rsid="0012b9e1"/>
    </style:style>
    <style:style style:name="P9" style:family="paragraph" style:parent-style-name="Standard">
      <style:paragraph-properties fo:break-before="page"/>
      <style:text-properties officeooo:rsid="0017e017" officeooo:paragraph-rsid="0017e017"/>
    </style:style>
    <style:style style:name="P10" style:family="paragraph" style:parent-style-name="Standard" style:list-style-name="L1">
      <style:text-properties officeooo:rsid="000ed0ab" officeooo:paragraph-rsid="000ed0ab"/>
    </style:style>
    <style:style style:name="P11" style:family="paragraph" style:parent-style-name="Standard" style:list-style-name="L1">
      <style:text-properties officeooo:rsid="000fd8ca" officeooo:paragraph-rsid="000ed0ab"/>
    </style:style>
    <style:style style:name="P12" style:family="paragraph" style:parent-style-name="Standard" style:list-style-name="L1">
      <style:text-properties officeooo:rsid="000fd8ca" officeooo:paragraph-rsid="000fd8ca"/>
    </style:style>
    <style:style style:name="P13" style:family="paragraph" style:parent-style-name="Standard" style:list-style-name="L2">
      <style:text-properties officeooo:rsid="000fd8ca" officeooo:paragraph-rsid="000fd8ca"/>
    </style:style>
    <style:style style:name="P14" style:family="paragraph" style:parent-style-name="Standard" style:list-style-name="L2">
      <style:text-properties officeooo:rsid="000fd8ca" officeooo:paragraph-rsid="0011651d"/>
    </style:style>
    <style:style style:name="P15" style:family="paragraph" style:parent-style-name="Standard" style:list-style-name="L2">
      <style:text-properties officeooo:rsid="000fd8ca" officeooo:paragraph-rsid="00147929"/>
    </style:style>
    <style:style style:name="P16" style:family="paragraph" style:parent-style-name="Standard" style:list-style-name="L2">
      <style:text-properties officeooo:rsid="000fd8ca" officeooo:paragraph-rsid="0012b9e1"/>
    </style:style>
    <style:style style:name="P17" style:family="paragraph" style:parent-style-name="Standard" style:list-style-name="L2">
      <style:text-properties officeooo:paragraph-rsid="0011651d"/>
    </style:style>
    <style:style style:name="P18" style:family="paragraph" style:parent-style-name="Standard" style:list-style-name="L2">
      <style:text-properties officeooo:rsid="001585b7" officeooo:paragraph-rsid="001585b7"/>
    </style:style>
    <style:style style:name="P19" style:family="paragraph" style:parent-style-name="Standard" style:list-style-name="L2">
      <style:text-properties officeooo:rsid="0011651d" officeooo:paragraph-rsid="0012b9e1"/>
    </style:style>
    <style:style style:name="P20" style:family="paragraph" style:parent-style-name="Standard">
      <style:text-properties officeooo:rsid="0017e017" officeooo:paragraph-rsid="0017e017"/>
    </style:style>
    <style:style style:name="P21" style:family="paragraph" style:parent-style-name="Standard">
      <style:text-properties officeooo:rsid="0017e017" officeooo:paragraph-rsid="001886cd"/>
    </style:style>
    <style:style style:name="P22" style:family="paragraph" style:parent-style-name="Standard">
      <style:text-properties officeooo:rsid="0018d917" officeooo:paragraph-rsid="0018d917"/>
    </style:style>
    <style:style style:name="P23" style:family="paragraph" style:parent-style-name="Standard">
      <style:text-properties officeooo:paragraph-rsid="0018d917"/>
    </style:style>
    <style:style style:name="T1" style:family="text">
      <style:text-properties officeooo:rsid="000fd8ca"/>
    </style:style>
    <style:style style:name="T2" style:family="text">
      <style:text-properties officeooo:rsid="00147929"/>
    </style:style>
    <style:style style:name="T3" style:family="text">
      <style:text-properties officeooo:rsid="0016829a"/>
    </style:style>
    <style:style style:name="T4" style:family="text">
      <style:text-properties officeooo:rsid="0018d917"/>
    </style:style>
    <style:style style:name="T5" style:family="text">
      <style:text-properties officeooo:rsid="0019a4f3"/>
    </style:style>
    <style:style style:name="fr1" style:family="graphic" style:parent-style-name="OLE">
      <style:graphic-properties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ump Management </text:span>D<text:span text:style-name="T3">isplay</text:span></text:p>
      <text:p text:style-name="P1"/>
      <text:p text:style-name="P1">144 RGB-leds, matrix 24x6, 4 bytes per pixel</text:p>
      <text:p text:style-name="P1"/>
      <text:p text:style-name="P3">1<text:span text:style-name="T1">6</text:span> p<text:span text:style-name="T3">u</text:span>mp circuits:</text:p>
      <text:list xml:id="list3002416174" text:style-name="L1">
        <text:list-item>
          <text:p text:style-name="P10">solar</text:p>
        </text:list-item>
        <text:list-item>
          <text:p text:style-name="P10">boiler top</text:p>
        </text:list-item>
        <text:list-item>
          <text:p text:style-name="P10">boiler bottom</text:p>
        </text:list-item>
        <text:list-item>
          <text:p text:style-name="P10">buffer 1 (ground collector)</text:p>
        </text:list-item>
        <text:list-item>
          <text:p text:style-name="P11">buffer 2 (water storage)</text:p>
        </text:list-item>
        <text:list-item>
          <text:p text:style-name="P12">buffer 3 (floor)</text:p>
        </text:list-item>
        <text:list-item>
          <text:p text:style-name="P12">solar to boiler bottom</text:p>
        </text:list-item>
        <text:list-item>
          <text:p text:style-name="P12">boiler bottom to solar</text:p>
        </text:list-item>
        <text:list-item>
          <text:p text:style-name="P12">boiler top to buffer2</text:p>
        </text:list-item>
        <text:list-item>
          <text:p text:style-name="P12">buffer2 to boiler bottom</text:p>
        </text:list-item>
        <text:list-item>
          <text:p text:style-name="P12">boiler to floor</text:p>
        </text:list-item>
        <text:list-item>
          <text:p text:style-name="P12">floor to boiler</text:p>
        </text:list-item>
        <text:list-item>
          <text:p text:style-name="P12">buffer2 to floor</text:p>
        </text:list-item>
        <text:list-item>
          <text:p text:style-name="P12">floor to buffer2</text:p>
        </text:list-item>
        <text:list-item>
          <text:p text:style-name="P12">floor to ground collector</text:p>
        </text:list-item>
        <text:list-item>
          <text:p text:style-name="P12">ground collector to floor</text:p>
        </text:list-item>
      </text:list>
      <text:p text:style-name="P4"/>
      <text:p text:style-name="P4">3 pumps</text:p>
      <text:list xml:id="list771452297" text:style-name="L2">
        <text:list-item>
          <text:p text:style-name="P13">Solar pump (<text:span text:style-name="T3">charge boiler)</text:span></text:p>
          <text:list>
            <text:list-item>
              <text:p text:style-name="P13">boiler to solar</text:p>
            </text:list-item>
            <text:list-item>
              <text:p text:style-name="P13">solar</text:p>
            </text:list-item>
            <text:list-item>
              <text:p text:style-name="P13">solar to boiler</text:p>
            </text:list-item>
          </text:list>
        </text:list-item>
        <text:list-item>
          <text:p text:style-name="P14">Floor pump (floor heating)</text:p>
          <text:list>
            <text:list-item>
              <text:p text:style-name="P15">boiler top</text:p>
            </text:list-item>
            <text:list-item>
              <text:p text:style-name="P15">boiler top to floor</text:p>
            </text:list-item>
            <text:list-item>
              <text:p text:style-name="P15">floor</text:p>
            </text:list-item>
            <text:list-item>
              <text:p text:style-name="P15">floor <text:span text:style-name="T2">to </text:span>boiler bottom</text:p>
            </text:list-item>
            <text:list-item>
              <text:p text:style-name="P15">boiler bottom</text:p>
            </text:list-item>
          </text:list>
        </text:list-item>
        <text:list-item>
          <text:p text:style-name="P14">Floor pump (floor cooling)</text:p>
          <text:list>
            <text:list-item>
              <text:p text:style-name="P17">floor to ground collector</text:p>
            </text:list-item>
            <text:list-item>
              <text:p text:style-name="P13">ground collector</text:p>
            </text:list-item>
            <text:list-item>
              <text:p text:style-name="P13">ground collector to floor</text:p>
            </text:list-item>
            <text:list-item>
              <text:p text:style-name="P15">floor</text:p>
            </text:list-item>
          </text:list>
        </text:list-item>
        <text:list-item>
          <text:p text:style-name="P14">Floor pump (uncharge buffer2)</text:p>
          <text:list>
            <text:list-item>
              <text:p text:style-name="P15">boiler top</text:p>
            </text:list-item>
            <text:list-item>
              <text:p text:style-name="P15">boiler top to floor</text:p>
            </text:list-item>
            <text:list-item>
              <text:p text:style-name="P15">floor</text:p>
            </text:list-item>
          </text:list>
        </text:list-item>
        <text:list-item>
          <text:p text:style-name="P16">Buffer 2 pump (charge buffer2)</text:p>
          <text:list>
            <text:list-item>
              <text:p text:style-name="P18">boiler top</text:p>
            </text:list-item>
            <text:list-item>
              <text:p text:style-name="P16">boiler top to buffer2</text:p>
            </text:list-item>
            <text:list-item>
              <text:p text:style-name="P19">buffer2</text:p>
            </text:list-item>
            <text:list-item>
              <text:p text:style-name="P14">buffer2 to boiler bottom</text:p>
            </text:list-item>
            <text:list-item>
              <text:p text:style-name="P15">boiler bottom</text:p>
            </text:list-item>
          </text:list>
        </text:list-item>
        <text:list-item>
          <text:p text:style-name="P16">Buffer 2 pump (<text:span text:style-name="T3">uncharge buffer2)</text:span></text:p>
          <text:list>
            <text:list-item>
              <text:p text:style-name="P16">floor to buffer2</text:p>
            </text:list-item>
            <text:list-item>
              <text:p text:style-name="P19">buffer2</text:p>
            </text:list-item>
            <text:list-item>
              <text:p text:style-name="P16">buffer2 to boiler bottom</text:p>
            </text:list-item>
          </text:list>
        </text:list-item>
      </text:list>
      <text:p text:style-name="P6"><text:soft-page-break/>Uncharge Buffer2</text:p>
      <text:p text:style-name="P6"><draw:frame draw:style-name="fr1" draw:name="Object1" text:anchor-type="paragraph" svg:width="7.001cm" svg:height="1.75cm" draw:z-index="0"><draw:object xlink:href="./Object 1" xlink:type="simple" xlink:show="embed" xlink:actuate="onLoad"/><draw:image xlink:href="./ObjectReplacements/Object 1" xlink:type="simple" xlink:show="embed" xlink:actuate="onLoad"/></draw:frame>Solar pump: charge boiler</text:p>
      <text:p text:style-name="P6">Floor pump: uncharge buffer2</text:p>
      <text:p text:style-name="P6">Buffer 2 pump: uncharge buffer2</text:p>
      <text:p text:style-name="P6"/>
      <text:p text:style-name="P22">Valve M1: A (floor to buffer2)</text:p>
      <text:p text:style-name="P22">Valve M2: B (floor to buffer2)</text:p>
      <text:p text:style-name="P22">Valve M3: A (closed)</text:p>
      <text:p text:style-name="P22">Valve M4: A (buffer2 to boiler)</text:p>
      <text:p text:style-name="P5"/>
      <text:p text:style-name="P9">Charge Buffer2, cool floor</text:p>
      <text:p text:style-name="P6"/>
      <text:p text:style-name="P6"><draw:frame draw:style-name="fr2" draw:name="Object2" text:anchor-type="paragraph" svg:width="7.001cm" svg:height="1.7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Solar pump: charge boiler</text:p>
      <text:p text:style-name="P6">Floor pump: return to buffer1</text:p>
      <text:p text:style-name="P6">Buffe<text:span text:style-name="T4">r</text:span>2 pump: uncharge boiler</text:p>
      <text:p text:style-name="P6"/>
      <text:p text:style-name="P23"><text:span text:style-name="T4">Valve M1: A (floor to ground collector)</text:span></text:p>
      <text:p text:style-name="P23"><text:span text:style-name="T4">Valve M2: A (boiler to buffer2)</text:span></text:p>
      <text:p text:style-name="P23"><text:span text:style-name="T4">Valve M3: B (ground collector to floor)</text:span></text:p>
      <text:p text:style-name="P22">Valve M4: A (buffer2 to boiler)</text:p>
      <text:p text:style-name="P8"/>
      <text:p text:style-name="P5"><draw:frame draw:style-name="fr1" draw:name="Object3" text:anchor-type="paragraph" svg:width="7.001cm" svg:height="1.7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Solar pump: charge boiler</text:p>
      <text:p text:style-name="P7">Floor pump: return to boiler</text:p>
      <text:p text:style-name="P7">Buffer2 pump: off</text:p>
      <text:p text:style-name="P7"/>
      <text:p text:style-name="P23"><text:span text:style-name="T4">Valve M1: B (floor </text:span><text:span text:style-name="T5">return </text:span><text:span text:style-name="T4">to boiler)</text:span></text:p>
      <text:p text:style-name="P23"><text:span text:style-name="T4">Valve M2: B (ground collector to buffer2)</text:span></text:p>
      <text:p text:style-name="P23"><text:span text:style-name="T4">Valve M3: A (closed)</text:span></text:p>
      <text:p text:style-name="P22">Valve M4: A (buffer2 to boiler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4T17:44:39.149714868</meta:creation-date>
    <meta:generator>LibreOffice/6.4.3.2$Linux_X86_64 LibreOffice_project/40$Build-2</meta:generator>
    <dc:date>2020-05-29T13:53:56.093440278</dc:date>
    <meta:editing-duration>PT2H58M18S</meta:editing-duration>
    <meta:editing-cycles>9</meta:editing-cycles>
    <meta:document-statistic meta:table-count="0" meta:image-count="0" meta:object-count="3" meta:page-count="4" meta:paragraph-count="72" meta:word-count="314" meta:character-count="1642" meta:non-whitespace-character-count="1445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10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11" style:family="table-cell" style:parent-style-name="purple">
      <style:table-cell-properties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4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5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6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7" style:family="table-cell" style:parent-style-name="purple"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8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9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3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4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5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6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7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8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29" style:family="table-cell" style:parent-style-name="purple"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0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1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2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  <style:style style:name="ce33" style:family="table-cell" style:parent-style-name="purple">
      <style:table-cell-properties fo:border="3pt solid #808080"/>
      <style:map style:condition="cell-content()&lt;-50" style:apply-style-name="black" style:base-cell-address="Flow.B1"/>
      <style:map style:condition="cell-content-is-between(-50,10)" style:apply-style-name="blue" style:base-cell-address="Flow.B1"/>
      <style:map style:condition="cell-content-is-between(10,30)" style:apply-style-name="cyan" style:base-cell-address="Flow.B1"/>
      <style:map style:condition="cell-content-is-between(30,50)" style:apply-style-name="green" style:base-cell-address="Flow.B1"/>
      <style:map style:condition="cell-content-is-between(60,70)" style:apply-style-name="yellow" style:base-cell-address="Flow.B1"/>
      <style:map style:condition="cell-content-is-between(70,90)" style:apply-style-name="red" style:base-cell-address="Flow.B1"/>
      <style:map style:condition="cell-content-is-between(90,150)" style:apply-style-name="purple" style:base-cell-address="Flow.B1"/>
      <style:map style:condition="cell-content()&gt;150" style:apply-style-name="white" style:base-cell-address="Flow.B1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table-column table:style-name="co1" table:default-cell-style-name="Default"/>
        <table:table-column table:style-name="co2" table:default-cell-style-name="ce24"/>
        <table:table-column table:style-name="co2" table:number-columns-repeated="4" table:default-cell-style-name="ce27"/>
        <table:table-column table:style-name="co2" table:default-cell-style-name="ce31"/>
        <table:table-column table:style-name="co2" table:number-columns-repeated="5" table:default-cell-style-name="ce33"/>
        <table:table-column table:style-name="co2" table:number-columns-repeated="13" table:default-cell-style-name="ce29"/>
        <table:table-row table:style-name="ro1">
          <table:table-cell/>
          <table:table-cell table:style-name="ce23" office:value-type="float" office:value="-77" calcext:value-type="float">
            <text:p>-77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80" calcext:value-type="float">
            <text:p>80</text:p>
          </table:table-cell>
          <table:table-cell table:style-name="ce30" office:value-type="float" office:value="-77" calcext:value-type="float">
            <text:p>-77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7" office:value-type="float" office:value="222" calcext:value-type="float">
            <text:p>222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-77" calcext:value-type="float">
            <text:p>-77</text:p>
          </table:table-cell>
          <table:table-cell table:number-columns-repeated="4" table:style-name="ce33" office:value-type="float" office:value="-77" calcext:value-type="float">
            <text:p>-77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3" office:value-type="float" office:value="80" calcext:value-type="float">
            <text:p>80</text:p>
          </table:table-cell>
          <table:table-cell office:value-type="float" office:value="-77" calcext:value-type="float">
            <text:p>-77</text:p>
          </table:table-cell>
          <table:table-cell table:number-columns-repeated="3" office:value-type="float" office:value="222" calcext:value-type="float">
            <text:p>22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3" table:style-name="ce33" office:value-type="float" office:value="-77" calcext:value-type="float">
            <text:p>-77</text:p>
          </table:table-cell>
          <table:table-cell office:value-type="float" office:value="222" calcext:value-type="float">
            <text:p>222</text:p>
          </table:table-cell>
          <table:table-cell table:style-name="Default"/>
          <table:table-cell table:number-columns-repeated="2" office:value-type="float" office:value="222" calcext:value-type="float">
            <text:p>222</text:p>
          </table:table-cell>
          <table:table-cell table:number-columns-repeated="4" office:value-type="float" office:value="-77" calcext:value-type="float">
            <text:p>-77</text:p>
          </table:table-cell>
        </table:table-row>
        <table:table-row table:style-name="ro1">
          <table:table-cell/>
          <table:table-cell table:number-columns-repeated="2" office:value-type="float" office:value="-77" calcext:value-type="float">
            <text:p>-77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-77" calcext:value-type="float">
            <text:p>-7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-77" calcext:value-type="float">
            <text:p>-77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-77" calcext:value-type="float">
            <text:p>-77</text:p>
          </table:table-cell>
          <table:table-cell table:number-columns-repeated="3" table:style-name="ce28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-77" calcext:value-type="float">
            <text:p>-77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2" office:value-type="float" office:value="-77" calcext:value-type="float">
            <text:p>-77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5" office:value-type="float" office:value="-77" calcext:value-type="float">
            <text:p>-77</text:p>
          </table:table-cell>
          <table:table-cell table:style-name="ce28" office:value-type="float" office:value="-77" calcext:value-type="float">
            <text:p>-77</text:p>
          </table:table-cell>
          <table:table-cell table:number-columns-repeated="5" table:style-name="ce29" office:value-type="float" office:value="-77" calcext:value-type="float">
            <text:p>-77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7" office:value-type="float" office:value="-77" calcext:value-type="float">
            <text:p>-77</text:p>
          </table:table-cell>
        </table:table-row>
        <calcext:conditional-formats>
          <calcext:conditional-format calcext:target-range-address="Flow.O4:Flow.T5 Flow.O1:Flow.Y2 Flow.U3:Flow.Y5 Flow.T3:Flow.T3 Flow.O3:Flow.Q4 Flow.R3:Flow.R3 Flow.O6:Flow.Y6 Flow.B1:Flow.N6">
            <calcext:condition calcext:apply-style-name="black" calcext:value="&lt;-50" calcext:base-cell-address="Flow.B1"/>
            <calcext:condition calcext:apply-style-name="blue" calcext:value="between(-50,10)" calcext:base-cell-address="Flow.B1"/>
            <calcext:condition calcext:apply-style-name="cyan" calcext:value="between(10,30)" calcext:base-cell-address="Flow.B1"/>
            <calcext:condition calcext:apply-style-name="green" calcext:value="between(30,50)" calcext:base-cell-address="Flow.B1"/>
            <calcext:condition calcext:apply-style-name="yellow" calcext:value="between(60,70)" calcext:base-cell-address="Flow.B1"/>
            <calcext:condition calcext:apply-style-name="red" calcext:value="between(70,90)" calcext:base-cell-address="Flow.B1"/>
            <calcext:condition calcext:apply-style-name="purple" calcext:value="between(90,150)" calcext:base-cell-address="Flow.B1"/>
            <calcext:condition calcext:apply-style-name="white" calcext:value="&gt;150" calcext:base-cell-address="Flow.B1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rple" style:family="table-cell" style:parent-style-name="white">
      <style:table-cell-properties fo:background-color="#ff00ff"/>
    </style:style>
    <style:style style:name="white" style:family="table-cell" style:parent-style-name="black">
      <style:table-cell-properties fo:background-color="#ffffff" style:diagonal-bl-tr="none" style:diagonal-tl-br="none"/>
      <style:text-properties fo:color="#000000"/>
    </style:style>
    <style:style style:name="black" style:family="table-cell" style:parent-style-name="Default">
      <style:table-cell-properties fo:background-color="#000000" style:diagonal-bl-tr="none" style:diagonal-tl-br="none" fo:border="none"/>
      <style:text-properties fo:color="#ffffff"/>
    </style:style>
    <style:style style:name="blue" style:family="table-cell" style:parent-style-name="Default">
      <style:table-cell-properties fo:background-color="#0000c8" style:diagonal-bl-tr="none" style:diagonal-tl-br="none"/>
    </style:style>
    <style:style style:name="cyan" style:family="table-cell" style:parent-style-name="Default">
      <style:table-cell-properties fo:background-color="#00ffff"/>
    </style:style>
    <style:style style:name="green" style:family="table-cell" style:parent-style-name="Default">
      <style:table-cell-properties fo:background-color="#00c80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c8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-00-0000</text:date>, <text:time style:data-style-name="N2" text:time-value="11:54:56.90777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10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11" style:family="table-cell" style:parent-style-name="purple">
      <style:table-cell-properties fo:border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3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4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5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6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7" style:family="table-cell" style:parent-style-name="purple"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8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9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3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4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5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6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7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8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29" style:family="table-cell" style:parent-style-name="purple"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30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31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32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  <style:style style:name="ce33" style:family="table-cell" style:parent-style-name="purple">
      <style:table-cell-properties fo:border="3pt solid #808080"/>
      <style:map style:condition="cell-content()&lt;-50" style:apply-style-name="black" style:base-cell-address="Flow.B8"/>
      <style:map style:condition="cell-content-is-between(-50,10)" style:apply-style-name="blue" style:base-cell-address="Flow.B8"/>
      <style:map style:condition="cell-content-is-between(10,30)" style:apply-style-name="cyan" style:base-cell-address="Flow.B8"/>
      <style:map style:condition="cell-content-is-between(30,50)" style:apply-style-name="green" style:base-cell-address="Flow.B8"/>
      <style:map style:condition="cell-content-is-between(60,70)" style:apply-style-name="yellow" style:base-cell-address="Flow.B8"/>
      <style:map style:condition="cell-content-is-between(70,90)" style:apply-style-name="red" style:base-cell-address="Flow.B8"/>
      <style:map style:condition="cell-content-is-between(90,150)" style:apply-style-name="purple" style:base-cell-address="Flow.B8"/>
      <style:map style:condition="cell-content()&gt;150" style:apply-style-name="white" style:base-cell-address="Flow.B8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 table:number-rows-repeated="7">
          <table:table-cell table:number-columns-repeated="25"/>
        </table:table-row>
        <table:table-row table:style-name="ro2">
          <table:table-cell/>
          <table:table-cell table:style-name="ce23" office:value-type="float" office:value="-77" calcext:value-type="float">
            <text:p>-77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80" calcext:value-type="float">
            <text:p>80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29" office:value-type="float" office:value="222" calcext:value-type="float">
            <text:p>222</text:p>
          </table:table-cell>
          <table:table-cell table:style-name="ce29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number-columns-repeated="3" table:style-name="ce27" office:value-type="float" office:value="80" calcext:value-type="float">
            <text:p>80</text:p>
          </table:table-cell>
          <table:table-cell table:style-name="ce27" office:value-type="float" office:value="222" calcext:value-type="float">
            <text:p>222</text:p>
          </table:table-cell>
          <table:table-cell table:style-name="ce31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29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24" office:value-type="float" office:value="80" calcext:value-type="float">
            <text:p>80</text:p>
          </table:table-cell>
          <table:table-cell table:number-columns-repeated="2" table:style-name="ce27" office:value-type="float" office:value="80" calcext:value-type="float">
            <text:p>80</text:p>
          </table:table-cell>
          <table:table-cell table:style-name="ce27" office:value-type="float" office:value="-77" calcext:value-type="float">
            <text:p>-77</text:p>
          </table:table-cell>
          <table:table-cell table:style-name="ce27" office:value-type="float" office:value="222" calcext:value-type="float">
            <text:p>222</text:p>
          </table:table-cell>
          <table:table-cell table:style-name="ce31"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2" table:style-name="ce29" office:value-type="float" office:value="222" calcext:value-type="float">
            <text:p>222</text:p>
          </table:table-cell>
          <table:table-cell table:style-name="ce29" office:value-type="float" office:value="-77" calcext:value-type="float">
            <text:p>-77</text:p>
          </table:table-cell>
          <table:table-cell table:number-columns-repeated="2"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-77" calcext:value-type="float">
            <text:p>-77</text:p>
          </table:table-cell>
          <table:table-cell table:number-columns-repeated="2" table:style-name="ce29" office:value-type="float" office:value="222" calcext:value-type="float">
            <text:p>222</text:p>
          </table:table-cell>
          <table:table-cell table:number-columns-repeated="4" table:style-name="ce29" office:value-type="float" office:value="-77" calcext:value-type="float">
            <text:p>-77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style-name="ce27" office:value-type="float" office:value="-77" calcext:value-type="float">
            <text:p>-77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2" table:style-name="ce27" office:value-type="float" office:value="-77" calcext:value-type="float">
            <text:p>-77</text:p>
          </table:table-cell>
          <table:table-cell table:style-name="ce31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style-name="ce29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style-name="ce27" office:value-type="float" office:value="-77" calcext:value-type="float">
            <text:p>-77</text:p>
          </table:table-cell>
          <table:table-cell table:number-columns-repeated="3" table:style-name="ce28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style-name="ce29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5" office:value-type="float" office:value="-77" calcext:value-type="float">
            <text:p>-77</text:p>
          </table:table-cell>
          <table:table-cell table:style-name="ce28" office:value-type="float" office:value="-77" calcext:value-type="float">
            <text:p>-77</text:p>
          </table:table-cell>
          <table:table-cell table:number-columns-repeated="5" table:style-name="ce29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number-columns-repeated="7" table:style-name="ce29" office:value-type="float" office:value="-77" calcext:value-type="float">
            <text:p>-77</text:p>
          </table:table-cell>
        </table:table-row>
        <calcext:conditional-formats>
          <calcext:conditional-format calcext:target-range-address="Flow.B8:Flow.Y9 Flow.M10:Flow.Y12 Flow.I13:Flow.Y13 Flow.B10:Flow.L11 Flow.B12:Flow.H13 Flow.I12:Flow.L12">
            <calcext:condition calcext:apply-style-name="black" calcext:value="&lt;-50" calcext:base-cell-address="Flow.B8"/>
            <calcext:condition calcext:apply-style-name="blue" calcext:value="between(-50,10)" calcext:base-cell-address="Flow.B8"/>
            <calcext:condition calcext:apply-style-name="cyan" calcext:value="between(10,30)" calcext:base-cell-address="Flow.B8"/>
            <calcext:condition calcext:apply-style-name="green" calcext:value="between(30,50)" calcext:base-cell-address="Flow.B8"/>
            <calcext:condition calcext:apply-style-name="yellow" calcext:value="between(60,70)" calcext:base-cell-address="Flow.B8"/>
            <calcext:condition calcext:apply-style-name="red" calcext:value="between(70,90)" calcext:base-cell-address="Flow.B8"/>
            <calcext:condition calcext:apply-style-name="purple" calcext:value="between(90,150)" calcext:base-cell-address="Flow.B8"/>
            <calcext:condition calcext:apply-style-name="white" calcext:value="&gt;150" calcext:base-cell-address="Flow.B8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rple" style:family="table-cell" style:parent-style-name="white">
      <style:table-cell-properties fo:background-color="#ff00ff"/>
    </style:style>
    <style:style style:name="white" style:family="table-cell" style:parent-style-name="black">
      <style:table-cell-properties fo:background-color="#ffffff" style:diagonal-bl-tr="none" style:diagonal-tl-br="none"/>
      <style:text-properties fo:color="#000000"/>
    </style:style>
    <style:style style:name="black" style:family="table-cell" style:parent-style-name="Default">
      <style:table-cell-properties fo:background-color="#000000" style:diagonal-bl-tr="none" style:diagonal-tl-br="none" fo:border="none"/>
      <style:text-properties fo:color="#ffffff"/>
    </style:style>
    <style:style style:name="blue" style:family="table-cell" style:parent-style-name="Default">
      <style:table-cell-properties fo:background-color="#0000c8" style:diagonal-bl-tr="none" style:diagonal-tl-br="none"/>
    </style:style>
    <style:style style:name="cyan" style:family="table-cell" style:parent-style-name="Default">
      <style:table-cell-properties fo:background-color="#00ffff"/>
    </style:style>
    <style:style style:name="green" style:family="table-cell" style:parent-style-name="Default">
      <style:table-cell-properties fo:background-color="#00c80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c8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-00-0000</text:date>, <text:time style:data-style-name="N2" text:time-value="11:55:30.03470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10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11" style:family="table-cell" style:parent-style-name="purple">
      <style:table-cell-properties fo:border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3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4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5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6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7" style:family="table-cell" style:parent-style-name="purple"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8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9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3" style:family="table-cell" style:parent-style-name="purple">
      <style:table-cell-properties fo:border-bottom="3pt solid #808080" style:diagonal-bl-tr="none" style:diagonal-tl-br="none" fo:border-left="1.5pt solid #808080" fo:border-right="3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4" style:family="table-cell" style:parent-style-name="purple">
      <style:table-cell-properties fo:border-bottom="3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5" style:family="table-cell" style:parent-style-name="purple">
      <style:table-cell-properties fo:border-bottom="1.5pt solid #808080" style:diagonal-bl-tr="none" style:diagonal-tl-br="none" fo:border-left="1.5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6" style:family="table-cell" style:parent-style-name="purple">
      <style:table-cell-properties fo:border-bottom="3pt solid #808080" style:diagonal-bl-tr="none" style:diagonal-tl-br="none" fo:border-left="3pt solid #808080" fo:border-right="3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7" style:family="table-cell" style:parent-style-name="purple">
      <style:table-cell-properties style:diagonal-bl-tr="none" style:diagonal-tl-br="none" fo:border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8" style:family="table-cell" style:parent-style-name="purple">
      <style:table-cell-properties fo:border-bottom="1.5pt solid #808080" style:diagonal-bl-tr="none" style:diagonal-tl-br="none" fo:border-left="3pt solid #808080" fo:border-right="3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29" style:family="table-cell" style:parent-style-name="purple"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30" style:family="table-cell" style:parent-style-name="purple">
      <style:table-cell-properties fo:border-bottom="3pt solid #808080" style:diagonal-bl-tr="none" style:diagonal-tl-br="none" fo:border-left="3pt solid #808080" fo:border-right="1.5pt solid #808080" fo:border-top="1.5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31" style:family="table-cell" style:parent-style-name="purple">
      <style:table-cell-properties fo:border-bottom="3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32" style:family="table-cell" style:parent-style-name="purple">
      <style:table-cell-properties fo:border-bottom="1.5pt solid #808080" style:diagonal-bl-tr="none" style:diagonal-tl-br="none" fo:border-left="3pt solid #808080" fo:border-right="1.5pt solid #808080" fo:border-top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  <style:style style:name="ce33" style:family="table-cell" style:parent-style-name="purple">
      <style:table-cell-properties fo:border="3pt solid #808080"/>
      <style:map style:condition="cell-content()&lt;-50" style:apply-style-name="black" style:base-cell-address="Flow.B15"/>
      <style:map style:condition="cell-content-is-between(-50,10)" style:apply-style-name="blue" style:base-cell-address="Flow.B15"/>
      <style:map style:condition="cell-content-is-between(10,30)" style:apply-style-name="cyan" style:base-cell-address="Flow.B15"/>
      <style:map style:condition="cell-content-is-between(30,50)" style:apply-style-name="green" style:base-cell-address="Flow.B15"/>
      <style:map style:condition="cell-content-is-between(60,70)" style:apply-style-name="yellow" style:base-cell-address="Flow.B15"/>
      <style:map style:condition="cell-content-is-between(70,90)" style:apply-style-name="red" style:base-cell-address="Flow.B15"/>
      <style:map style:condition="cell-content-is-between(90,150)" style:apply-style-name="purple" style:base-cell-address="Flow.B15"/>
      <style:map style:condition="cell-content()&gt;150" style:apply-style-name="white" style:base-cell-address="Flow.B15"/>
    </style:style>
  </office:automatic-styles>
  <office:body>
    <office:spreadsheet>
      <table:calculation-settings table:automatic-find-labels="false" table:use-regular-expressions="false" table:use-wildcards="true"/>
      <table:table table:name="Flow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 table:number-rows-repeated="14">
          <table:table-cell table:number-columns-repeated="25"/>
        </table:table-row>
        <table:table-row table:style-name="ro2">
          <table:table-cell/>
          <table:table-cell table:style-name="ce23" office:value-type="float" office:value="-77" calcext:value-type="float">
            <text:p>-77</text:p>
          </table:table-cell>
          <table:table-cell table:style-name="ce26" office:value-type="float" office:value="-77" calcext:value-type="float">
            <text:p>-77</text:p>
          </table:table-cell>
          <table:table-cell table:number-columns-repeated="3" table:style-name="ce26" office:value-type="float" office:value="80" calcext:value-type="float">
            <text:p>80</text:p>
          </table:table-cell>
          <table:table-cell table:style-name="ce30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7"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number-columns-repeated="3" table:style-name="ce27" office:value-type="float" office:value="80" calcext:value-type="float">
            <text:p>80</text:p>
          </table:table-cell>
          <table:table-cell table:style-name="ce27" office:value-type="float" office:value="222" calcext:value-type="float">
            <text:p>222</text:p>
          </table:table-cell>
          <table:table-cell table:style-name="ce31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9" table:style-name="ce33" office:value-type="float" office:value="-77" calcext:value-type="float">
            <text:p>-77</text:p>
          </table:table-cell>
          <table:table-cell table:number-columns-repeated="5" table:style-name="ce29" office:value-type="float" office:value="20" calcext:value-type="float">
            <text:p>20</text:p>
          </table:table-cell>
        </table:table-row>
        <table:table-row table:style-name="ro2">
          <table:table-cell/>
          <table:table-cell table:style-name="ce24" office:value-type="float" office:value="80" calcext:value-type="float">
            <text:p>80</text:p>
          </table:table-cell>
          <table:table-cell table:number-columns-repeated="2" table:style-name="ce27" office:value-type="float" office:value="80" calcext:value-type="float">
            <text:p>80</text:p>
          </table:table-cell>
          <table:table-cell table:style-name="ce27" office:value-type="float" office:value="-77" calcext:value-type="float">
            <text:p>-77</text:p>
          </table:table-cell>
          <table:table-cell table:style-name="ce27" office:value-type="float" office:value="222" calcext:value-type="float">
            <text:p>222</text:p>
          </table:table-cell>
          <table:table-cell table:style-name="ce31"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9" table:style-name="ce29" office:value-type="float" office:value="222" calcext:value-type="float">
            <text:p>222</text:p>
          </table:table-cell>
          <table:table-cell table:number-columns-repeated="4" table:style-name="ce29" office:value-type="float" office:value="-77" calcext:value-type="float">
            <text:p>-77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style-name="ce27" office:value-type="float" office:value="-77" calcext:value-type="float">
            <text:p>-77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2" table:style-name="ce27" office:value-type="float" office:value="-77" calcext:value-type="float">
            <text:p>-77</text:p>
          </table:table-cell>
          <table:table-cell table:style-name="ce31" office:value-type="float" office:value="-77" calcext:value-type="float">
            <text:p>-77</text:p>
          </table:table-cell>
          <table:table-cell table:style-name="ce33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number-columns-repeated="5" table:style-name="ce29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4" office:value-type="float" office:value="-77" calcext:value-type="float">
            <text:p>-77</text:p>
          </table:table-cell>
          <table:table-cell table:style-name="ce27" office:value-type="float" office:value="-77" calcext:value-type="float">
            <text:p>-77</text:p>
          </table:table-cell>
          <table:table-cell table:number-columns-repeated="3" table:style-name="ce28" office:value-type="float" office:value="222" calcext:value-type="float">
            <text:p>222</text:p>
          </table:table-cell>
          <table:table-cell table:style-name="ce32" office:value-type="float" office:value="222" calcext:value-type="float">
            <text:p>222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style-name="ce33" office:value-type="float" office:value="-77" calcext:value-type="float">
            <text:p>-77</text:p>
          </table:table-cell>
          <table:table-cell table:style-name="ce29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-77" calcext:value-type="float">
            <text:p>-77</text:p>
          </table:table-cell>
          <table:table-cell table:number-columns-repeated="5" table:style-name="ce29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5" office:value-type="float" office:value="-77" calcext:value-type="float">
            <text:p>-77</text:p>
          </table:table-cell>
          <table:table-cell table:style-name="ce28" office:value-type="float" office:value="-77" calcext:value-type="float">
            <text:p>-77</text:p>
          </table:table-cell>
          <table:table-cell table:number-columns-repeated="5" table:style-name="ce29" office:value-type="float" office:value="-77" calcext:value-type="float">
            <text:p>-77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222" calcext:value-type="float">
            <text:p>222</text:p>
          </table:table-cell>
          <table:table-cell table:number-columns-repeated="5" table:style-name="ce29" office:value-type="float" office:value="40" calcext:value-type="float">
            <text:p>40</text:p>
          </table:table-cell>
          <table:table-cell table:number-columns-repeated="7" table:style-name="ce29" office:value-type="float" office:value="-77" calcext:value-type="float">
            <text:p>-77</text:p>
          </table:table-cell>
        </table:table-row>
        <calcext:conditional-formats>
          <calcext:conditional-format calcext:target-range-address="Flow.I20:Flow.Y20 Flow.B17:Flow.R20 Flow.U15:Flow.Y19 Flow.B15:Flow.K18 Flow.L15:Flow.T16 Flow.S17:Flow.T19">
            <calcext:condition calcext:apply-style-name="black" calcext:value="&lt;-50" calcext:base-cell-address="Flow.B15"/>
            <calcext:condition calcext:apply-style-name="blue" calcext:value="between(-50,10)" calcext:base-cell-address="Flow.B15"/>
            <calcext:condition calcext:apply-style-name="cyan" calcext:value="between(10,30)" calcext:base-cell-address="Flow.B15"/>
            <calcext:condition calcext:apply-style-name="green" calcext:value="between(30,50)" calcext:base-cell-address="Flow.B15"/>
            <calcext:condition calcext:apply-style-name="yellow" calcext:value="between(60,70)" calcext:base-cell-address="Flow.B15"/>
            <calcext:condition calcext:apply-style-name="red" calcext:value="between(70,90)" calcext:base-cell-address="Flow.B15"/>
            <calcext:condition calcext:apply-style-name="purple" calcext:value="between(90,150)" calcext:base-cell-address="Flow.B15"/>
            <calcext:condition calcext:apply-style-name="white" calcext:value="&gt;150" calcext:base-cell-address="Flow.B15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rple" style:family="table-cell" style:parent-style-name="white">
      <style:table-cell-properties fo:background-color="#ff00ff"/>
    </style:style>
    <style:style style:name="white" style:family="table-cell" style:parent-style-name="black">
      <style:table-cell-properties fo:background-color="#ffffff" style:diagonal-bl-tr="none" style:diagonal-tl-br="none"/>
      <style:text-properties fo:color="#000000"/>
    </style:style>
    <style:style style:name="black" style:family="table-cell" style:parent-style-name="Default">
      <style:table-cell-properties fo:background-color="#000000" style:diagonal-bl-tr="none" style:diagonal-tl-br="none" fo:border="none"/>
      <style:text-properties fo:color="#ffffff"/>
    </style:style>
    <style:style style:name="blue" style:family="table-cell" style:parent-style-name="Default">
      <style:table-cell-properties fo:background-color="#0000c8" style:diagonal-bl-tr="none" style:diagonal-tl-br="none"/>
    </style:style>
    <style:style style:name="cyan" style:family="table-cell" style:parent-style-name="Default">
      <style:table-cell-properties fo:background-color="#00ffff"/>
    </style:style>
    <style:style style:name="green" style:family="table-cell" style:parent-style-name="Default">
      <style:table-cell-properties fo:background-color="#00c80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c8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-00-0000</text:date>, <text:time style:data-style-name="N2" text:time-value="11:55:50.888106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